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ler Light1" svg:font-family="'Aller Light'" style:font-pitch="variable"/>
    <style:font-face style:name="Aller Light" svg:font-family="'Aller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002cm" table:align="margins" style:writing-mode="lr-tb"/>
    </style:style>
    <style:style style:name="Table1.A" style:family="table-column">
      <style:table-column-properties style:column-width="6.992cm" style:rel-column-width="25453*"/>
    </style:style>
    <style:style style:name="Table1.B" style:family="table-column">
      <style:table-column-properties style:column-width="6.01cm" style:rel-column-width="21877*"/>
    </style:style>
    <style:style style:name="Table1.C" style:family="table-column">
      <style:table-column-properties style:column-width="5.001cm" style:rel-column-width="18205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ller Light1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ller Light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ller Light1" fo:font-size="11pt" style:text-underline-style="solid" style:text-underline-width="auto" style:text-underline-color="font-color" fo:font-weight="normal" officeooo:rsid="002c233e" officeooo:paragraph-rsid="002c233e" style:font-name-asian="OpenSymbol" style:font-size-asian="11pt" style:font-weight-asian="normal" style:font-name-complex="OpenSymbo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2aeb54" officeooo:paragraph-rsid="002aeb54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2c233e" officeooo:paragraph-rsid="002c233e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2dbe7c" officeooo:paragraph-rsid="002dbe7c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120e0" officeooo:paragraph-rsid="003120e0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2cc4ad" officeooo:paragraph-rsid="002cc4a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36d2f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37ce07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39a744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3b94c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3d3c37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3daf9e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3e761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47367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6d2f1" officeooo:paragraph-rsid="00489934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7ce07" officeooo:paragraph-rsid="0039a744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7ce07" officeooo:paragraph-rsid="003b94c0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7ce07" officeooo:paragraph-rsid="003d3c37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7ce07" officeooo:paragraph-rsid="003daf9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9a744" officeooo:paragraph-rsid="0039a744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9a744" officeooo:paragraph-rsid="003d3c37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515d6" officeooo:paragraph-rsid="003d3c37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515d6" officeooo:paragraph-rsid="0039a744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normal" officeooo:rsid="003515d6" officeooo:paragraph-rsid="003e7613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aeb54" officeooo:paragraph-rsid="002aeb54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c233e" officeooo:paragraph-rsid="002c233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c233e" officeooo:paragraph-rsid="002cc4a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cc4ad" officeooo:paragraph-rsid="002cc4a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cc4ad" officeooo:paragraph-rsid="002dbe7c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cc4ad" officeooo:paragraph-rsid="002f7fd5" style:font-size-asian="11pt" style:font-weight-asian="bold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dbe7c" officeooo:paragraph-rsid="002cc4a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dbe7c" officeooo:paragraph-rsid="002dbe7c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dbe7c" officeooo:paragraph-rsid="002f7fd5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e8dc0" officeooo:paragraph-rsid="002e8dc0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e8dc0" officeooo:paragraph-rsid="002f7fd5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ller Light1" fo:font-size="11pt" style:text-underline-style="none" fo:font-weight="bold" officeooo:rsid="002f7fd5" officeooo:paragraph-rsid="002f7fd5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cc4ad" officeooo:paragraph-rsid="002cc4ad" style:font-name-asian="OpenSymbol" style:font-size-asian="11pt" style:font-weight-asian="normal" style:font-name-complex="OpenSymbo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cc4ad" officeooo:paragraph-rsid="00402b5d" style:font-name-asian="OpenSymbol" style:font-size-asian="11pt" style:font-weight-asian="normal" style:font-name-complex="OpenSymbo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f7fd5" officeooo:paragraph-rsid="002f7fd5" style:font-name-asian="OpenSymbol" style:font-size-asian="11pt" style:font-weight-asian="normal" style:font-name-complex="OpenSymbo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f7fd5" officeooo:paragraph-rsid="003120e0" style:font-name-asian="OpenSymbol" style:font-size-asian="11pt" style:font-weight-asian="normal" style:font-name-complex="OpenSymbo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f7fd5" officeooo:paragraph-rsid="0032246e" style:font-name-asian="OpenSymbol" style:font-size-asian="11pt" style:font-weight-asian="normal" style:font-name-complex="OpenSymbol" style:font-size-complex="11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dbe7c" officeooo:paragraph-rsid="002dbe7c" style:font-name-asian="OpenSymbol" style:font-size-asian="11pt" style:font-weight-asian="normal" style:font-name-complex="OpenSymbo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e8dc0" officeooo:paragraph-rsid="002e8dc0" style:font-name-asian="OpenSymbol" style:font-size-asian="11pt" style:font-weight-asian="normal" style:font-name-complex="OpenSymbo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e8dc0" officeooo:paragraph-rsid="002f7fd5" style:font-name-asian="OpenSymbol" style:font-size-asian="11pt" style:font-weight-asian="normal" style:font-name-complex="OpenSymbo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120e0" officeooo:paragraph-rsid="003120e0" style:font-name-asian="OpenSymbol" style:font-size-asian="11pt" style:font-weight-asian="normal" style:font-name-complex="OpenSymbo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120e0" officeooo:paragraph-rsid="0032246e" style:font-name-asian="OpenSymbol" style:font-size-asian="11pt" style:font-weight-asian="normal" style:font-name-complex="OpenSymbo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120e0" officeooo:paragraph-rsid="0036d2f1" style:font-name-asian="OpenSymbol" style:font-size-asian="11pt" style:font-weight-asian="normal" style:font-name-complex="OpenSymbo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2246e" officeooo:paragraph-rsid="0032246e" style:font-name-asian="OpenSymbol" style:font-size-asian="11pt" style:font-weight-asian="normal" style:font-name-complex="OpenSymbo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2246e" officeooo:paragraph-rsid="0036d2f1" style:font-name-asian="OpenSymbol" style:font-size-asian="11pt" style:font-weight-asian="normal" style:font-name-complex="OpenSymbol" style:font-size-complex="11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2246e" officeooo:paragraph-rsid="003d3c37" style:font-name-asian="OpenSymbol" style:font-size-asian="11pt" style:font-weight-asian="normal" style:font-name-complex="OpenSymbo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2719b" officeooo:paragraph-rsid="0032719b" style:font-name-asian="OpenSymbol" style:font-size-asian="11pt" style:font-weight-asian="normal" style:font-name-complex="OpenSymbo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2719b" officeooo:paragraph-rsid="003515d6" style:font-name-asian="OpenSymbol" style:font-size-asian="11pt" style:font-weight-asian="normal" style:font-name-complex="OpenSymbo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515d6" officeooo:paragraph-rsid="003515d6" style:font-name-asian="OpenSymbol" style:font-size-asian="11pt" style:font-weight-asian="normal" style:font-name-complex="OpenSymbo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515d6" officeooo:paragraph-rsid="0039a744" style:font-name-asian="OpenSymbol" style:font-size-asian="11pt" style:font-weight-asian="normal" style:font-name-complex="OpenSymbol" style:font-size-complex="11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e7613" officeooo:paragraph-rsid="003e7613" style:font-name-asian="OpenSymbol" style:font-size-asian="11pt" style:font-weight-asian="normal" style:font-name-complex="OpenSymbol" style:font-size-complex="11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402b5d" officeooo:paragraph-rsid="00402b5d" style:font-name-asian="OpenSymbol" style:font-size-asian="11pt" style:font-weight-asian="normal" style:font-name-complex="OpenSymbol" style:font-size-complex="11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39a744" officeooo:paragraph-rsid="003d3c37" style:font-name-asian="OpenSymbol" style:font-size-asian="11pt" style:font-weight-asian="normal" style:font-name-complex="OpenSymbol" style:font-size-complex="11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bold" officeooo:rsid="002e8dc0" officeooo:paragraph-rsid="002e8dc0" style:font-name-asian="OpenSymbol" style:font-size-asian="11pt" style:font-weight-asian="bold" style:font-name-complex="OpenSymbol" style:font-size-complex="11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bold" officeooo:rsid="002dbe7c" officeooo:paragraph-rsid="002e8dc0" style:font-name-asian="OpenSymbol" style:font-size-asian="11pt" style:font-weight-asian="bold" style:font-name-complex="OpenSymbol" style:font-size-complex="11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bold" officeooo:rsid="002dbe7c" officeooo:paragraph-rsid="002dbe7c" style:font-name-asian="OpenSymbol" style:font-size-asian="11pt" style:font-weight-asian="bold" style:font-name-complex="OpenSymbol" style:font-size-complex="11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bold" officeooo:rsid="002f7fd5" officeooo:paragraph-rsid="002f7fd5" style:font-name-asian="OpenSymbol" style:font-size-asian="11pt" style:font-weight-asian="bold" style:font-name-complex="OpenSymbol" style:font-size-complex="11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bold" officeooo:rsid="002cc4ad" officeooo:paragraph-rsid="002cc4ad" style:font-name-asian="OpenSymbol" style:font-size-asian="11pt" style:font-weight-asian="bold" style:font-name-complex="OpenSymbol" style:font-size-complex="11pt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style:font-name="Aller Light1" fo:font-size="11pt" style:text-underline-style="none" fo:font-weight="bold" officeooo:rsid="002dbe7c" officeooo:paragraph-rsid="002f7fd5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style:text-position="0% 100%" style:font-name="Aller Light1" fo:font-size="11pt" style:text-underline-style="none" fo:font-weight="normal" officeooo:rsid="0032246e" officeooo:paragraph-rsid="0032246e" style:font-name-asian="OpenSymbol" style:font-size-asian="11pt" style:font-weight-asian="normal" style:font-name-complex="OpenSymbol" style:font-size-complex="11pt" style:font-weight-complex="normal"/>
    </style:style>
    <style:style style:name="P67" style:family="paragraph" style:parent-style-name="Standard">
      <style:paragraph-properties fo:text-align="start" style:justify-single-word="false" fo:break-before="page"/>
      <style:text-properties style:text-position="0% 100%" style:font-name="Aller Light1" fo:font-size="11pt" style:text-underline-style="none" fo:font-weight="bold" officeooo:rsid="002e8dc0" officeooo:paragraph-rsid="002e8dc0" style:font-name-asian="OpenSymbol" style:font-size-asian="11pt" style:font-weight-asian="bold" style:font-name-complex="OpenSymbol" style:font-size-complex="11pt" style:font-weight-complex="bold"/>
    </style:style>
    <style:style style:name="P68" style:family="paragraph" style:parent-style-name="Standard" style:master-page-name="Standard">
      <style:paragraph-properties fo:text-align="center" style:justify-single-word="false" style:page-number="auto"/>
      <style:text-properties style:font-name="Aller Light1" fo:font-size="11pt" style:font-size-asian="11pt" style:font-size-complex="11pt"/>
    </style:style>
    <style:style style:name="P69" style:family="paragraph" style:parent-style-name="Standard" style:list-style-name="L1">
      <style:paragraph-properties fo:text-align="start" style:justify-single-word="false"/>
      <style:text-properties style:text-position="0% 100%" style:font-name="Aller Light1" fo:font-size="11pt" style:text-underline-style="none" fo:font-weight="bold" officeooo:rsid="002f7fd5" officeooo:paragraph-rsid="002f7fd5" style:font-name-asian="OpenSymbol" style:font-size-asian="11pt" style:font-weight-asian="bold" style:font-name-complex="OpenSymbol" style:font-size-complex="11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2e8dc0" officeooo:paragraph-rsid="002f7fd5" style:font-name-asian="OpenSymbol" style:font-size-asian="11pt" style:font-weight-asian="normal" style:font-name-complex="OpenSymbo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Aller Light1" fo:font-size="11pt" style:text-underline-style="none" fo:font-weight="normal" officeooo:rsid="004ca0b4" officeooo:paragraph-rsid="004ca0b4" style:font-name-asian="OpenSymbol" style:font-size-asian="11pt" style:font-weight-asian="normal" style:font-name-complex="OpenSymbol" style:font-size-complex="11pt" style:font-weight-complex="normal"/>
    </style:style>
    <style:style style:name="T1" style:family="text">
      <style:text-properties style:font-name="Aller Light" fo:font-size="10pt" style:font-size-asian="10pt" style:font-size-complex="10pt"/>
    </style:style>
    <style:style style:name="T2" style:family="text">
      <style:text-properties style:font-name="Aller Light" fo:font-size="10pt" officeooo:rsid="002aeb54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d2f1" style:font-weight-asian="bold" style:font-weight-complex="bold"/>
    </style:style>
    <style:style style:name="T5" style:family="text">
      <style:text-properties fo:font-weight="bold" officeooo:rsid="003d3c37" style:font-weight-asian="bold" style:font-weight-complex="bold"/>
    </style:style>
    <style:style style:name="T6" style:family="text">
      <style:text-properties officeooo:rsid="002aeb54"/>
    </style:style>
    <style:style style:name="T7" style:family="text">
      <style:text-properties style:font-name-asian="OpenSymbol" style:font-name-complex="OpenSymbo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6d2f1" style:font-weight-asian="normal" style:font-weight-complex="normal"/>
    </style:style>
    <style:style style:name="T10" style:family="text">
      <style:text-properties fo:font-weight="normal" style:font-name-asian="OpenSymbol" style:font-weight-asian="normal" style:font-name-complex="OpenSymbol" style:font-weight-complex="normal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style:font-name-asian="OpenSymbol" style:font-weight-asian="normal" style:font-name-complex="OpenSymbol" style:font-weight-complex="normal"/>
    </style:style>
    <style:style style:name="T13" style:family="text">
      <style:text-properties style:text-position="super 58%" style:font-name-asian="OpenSymbol" style:font-name-complex="OpenSymbol"/>
    </style:style>
    <style:style style:name="T14" style:family="text">
      <style:text-properties style:text-position="0% 100%" fo:font-weight="normal" style:font-name-asian="OpenSymbol" style:font-weight-asian="normal" style:font-name-complex="OpenSymbol" style:font-weight-complex="normal"/>
    </style:style>
    <style:style style:name="T15" style:family="text">
      <style:text-properties style:text-position="0% 100%" style:font-name="Aller Light1" fo:font-weight="normal" style:font-name-asian="OpenSymbol" style:font-weight-asian="normal" style:font-name-complex="OpenSymbol" style:font-weight-complex="normal"/>
    </style:style>
    <style:style style:name="T16" style:family="text">
      <style:text-properties style:text-position="0% 100%" style:font-name="Aller Light1" fo:font-weight="normal" officeooo:rsid="002aeb54" style:font-name-asian="OpenSymbol" style:font-weight-asian="normal" style:font-name-complex="OpenSymbol" style:font-weight-complex="normal"/>
    </style:style>
    <style:style style:name="T17" style:family="text">
      <style:text-properties style:text-position="0% 100%" style:font-name="Aller Light1" fo:font-weight="normal" officeooo:rsid="002dbe7c" style:font-name-asian="OpenSymbol" style:font-weight-asian="normal" style:font-name-complex="OpenSymbol" style:font-weight-complex="normal"/>
    </style:style>
    <style:style style:name="T18" style:family="text">
      <style:text-properties style:text-position="0% 100%" style:font-name="Aller Light1" fo:font-weight="normal" officeooo:rsid="002e8dc0" style:font-name-asian="OpenSymbol" style:font-weight-asian="normal" style:font-name-complex="OpenSymbol" style:font-weight-complex="normal"/>
    </style:style>
    <style:style style:name="T19" style:family="text">
      <style:text-properties style:text-position="0% 100%" style:font-name="Aller Light1" fo:font-weight="normal" officeooo:rsid="002f7fd5" style:font-name-asian="OpenSymbol" style:font-weight-asian="normal" style:font-name-complex="OpenSymbol" style:font-weight-complex="normal"/>
    </style:style>
    <style:style style:name="T20" style:family="text">
      <style:text-properties style:text-position="0% 100%" style:font-name="Aller Light1" style:font-name-asian="OpenSymbol" style:font-name-complex="OpenSymbol"/>
    </style:style>
    <style:style style:name="T21" style:family="text">
      <style:text-properties style:text-position="0% 100%" style:font-name="Aller Light1" officeooo:rsid="002aeb54" style:font-name-asian="OpenSymbol" style:font-name-complex="OpenSymbol"/>
    </style:style>
    <style:style style:name="T22" style:family="text">
      <style:text-properties style:text-position="0% 100%" style:font-name="Aller Light1" officeooo:rsid="002f7fd5" style:font-name-asian="OpenSymbol" style:font-name-complex="OpenSymbol"/>
    </style:style>
    <style:style style:name="T23" style:family="text">
      <style:text-properties style:text-position="0% 100%" style:font-name="Aller Light1" fo:font-weight="bold" style:font-name-asian="OpenSymbol" style:font-weight-asian="bold" style:font-name-complex="OpenSymbol" style:font-weight-complex="bold"/>
    </style:style>
    <style:style style:name="T24" style:family="text">
      <style:text-properties style:text-position="0% 100%" style:font-name="Aller Light1" fo:font-weight="bold" officeooo:rsid="002aeb54" style:font-name-asian="OpenSymbol" style:font-weight-asian="bold" style:font-name-complex="OpenSymbol" style:font-weight-complex="bold"/>
    </style:style>
    <style:style style:name="T25" style:family="text">
      <style:text-properties style:text-position="0% 100%" style:font-name-asian="OpenSymbol" style:font-name-complex="OpenSymbol"/>
    </style:style>
    <style:style style:name="T26" style:family="text">
      <style:text-properties style:text-position="0% 100%" officeooo:rsid="002f7fd5" style:font-name-asian="OpenSymbol" style:font-name-complex="OpenSymbol"/>
    </style:style>
    <style:style style:name="T27" style:family="text">
      <style:text-properties style:text-position="0% 100%" officeooo:rsid="0037ce07" style:font-name-asian="OpenSymbol" style:font-name-complex="OpenSymbol"/>
    </style:style>
    <style:style style:name="T28" style:family="text">
      <style:text-properties style:text-position="0% 100%" officeooo:rsid="0039a744" style:font-name-asian="OpenSymbol" style:font-name-complex="OpenSymbol"/>
    </style:style>
    <style:style style:name="T29" style:family="text">
      <style:text-properties style:text-position="0% 100%" officeooo:rsid="0032719b" style:font-name-asian="OpenSymbol" style:font-name-complex="OpenSymbol"/>
    </style:style>
    <style:style style:name="T30" style:family="text">
      <style:text-properties style:text-position="0% 100%" officeooo:rsid="003b94c0" style:font-name-asian="OpenSymbol" style:font-name-complex="OpenSymbol"/>
    </style:style>
    <style:style style:name="T31" style:family="text">
      <style:text-properties style:text-position="0% 100%" officeooo:rsid="003d3c37" style:font-name-asian="OpenSymbol" style:font-name-complex="OpenSymbol"/>
    </style:style>
    <style:style style:name="T32" style:family="text">
      <style:text-properties style:text-position="0% 100%" officeooo:rsid="003daf9e" style:font-name-asian="OpenSymbol" style:font-name-complex="OpenSymbol"/>
    </style:style>
    <style:style style:name="T33" style:family="text">
      <style:text-properties style:text-position="0% 100%" officeooo:rsid="003e7613" style:font-name-asian="OpenSymbol" style:font-name-complex="OpenSymbol"/>
    </style:style>
    <style:style style:name="T34" style:family="text">
      <style:text-properties style:text-position="0% 100%" officeooo:rsid="00473672" style:font-name-asian="OpenSymbol" style:font-name-complex="OpenSymbol"/>
    </style:style>
    <style:style style:name="T35" style:family="text">
      <style:text-properties style:text-position="0% 100%" officeooo:rsid="0032246e" style:font-name-asian="OpenSymbol" style:font-name-complex="OpenSymbol"/>
    </style:style>
    <style:style style:name="T36" style:family="text">
      <style:text-properties style:text-position="0% 100%" officeooo:rsid="00489934" style:font-name-asian="OpenSymbol" style:font-name-complex="OpenSymbol"/>
    </style:style>
    <style:style style:name="T37" style:family="text">
      <style:text-properties style:text-position="0% 100%" fo:font-weight="bold" style:font-name-asian="OpenSymbol" style:font-weight-asian="bold" style:font-name-complex="OpenSymbol" style:font-weight-complex="bold"/>
    </style:style>
    <style:style style:name="T38" style:family="text">
      <style:text-properties style:text-position="0% 100%" style:text-underline-style="solid" style:text-underline-width="auto" style:text-underline-color="font-color" officeooo:rsid="0039a744" style:font-name-asian="OpenSymbol" style:font-name-complex="OpenSymbol"/>
    </style:style>
    <style:style style:name="T39" style:family="text">
      <style:text-properties style:text-position="0% 100%" style:text-underline-style="solid" style:text-underline-width="auto" style:text-underline-color="font-color" officeooo:rsid="002f7fd5" style:font-name-asian="OpenSymbol" style:font-name-complex="OpenSymbol"/>
    </style:style>
    <style:style style:name="T40" style:family="text">
      <style:text-properties style:text-position="0% 100%" style:text-underline-style="solid" style:text-underline-width="auto" style:text-underline-color="font-color" officeooo:rsid="003daf9e" style:font-name-asian="OpenSymbol" style:font-name-complex="OpenSymbol"/>
    </style:style>
    <style:style style:name="T41" style:family="text">
      <style:text-properties officeooo:rsid="003120e0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3120e0" fo:background-color="#ffff00" loext:char-shading-value="0"/>
    </style:style>
    <style:style style:name="T44" style:family="text">
      <style:text-properties fo:background-color="#99ff66" loext:char-shading-value="0"/>
    </style:style>
    <style:style style:name="T45" style:family="text">
      <style:text-properties officeooo:rsid="003120e0" fo:background-color="#99ff66" loext:char-shading-value="0"/>
    </style:style>
    <style:style style:name="T46" style:family="text">
      <style:text-properties officeooo:rsid="002f7fd5"/>
    </style:style>
    <style:style style:name="T47" style:family="text">
      <style:text-properties officeooo:rsid="0032246e"/>
    </style:style>
    <style:style style:name="T48" style:family="text">
      <style:text-properties officeooo:rsid="002cc4ad"/>
    </style:style>
    <style:style style:name="T49" style:family="text">
      <style:text-properties officeooo:rsid="0032719b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officeooo:rsid="002f7fd5"/>
    </style:style>
    <style:style style:name="T52" style:family="text">
      <style:text-properties style:text-underline-style="solid" style:text-underline-width="auto" style:text-underline-color="font-color" officeooo:rsid="003d3c37"/>
    </style:style>
    <style:style style:name="T53" style:family="text">
      <style:text-properties officeooo:rsid="00345e8c"/>
    </style:style>
    <style:style style:name="T54" style:family="text">
      <style:text-properties officeooo:rsid="0036d2f1"/>
    </style:style>
    <style:style style:name="T55" style:family="text">
      <style:text-properties officeooo:rsid="0037ce07"/>
    </style:style>
    <style:style style:name="T56" style:family="text">
      <style:text-properties officeooo:rsid="003d3c37"/>
    </style:style>
    <style:style style:name="T57" style:family="text">
      <style:text-properties officeooo:rsid="003daf9e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The University of Texas at Dallas</text:p>
      <text:p text:style-name="P1">Database Design – Prof. Nurcan, Yuruk</text:p>
      <text:p text:style-name="P2">Assignment 0<text:span text:style-name="T6">4</text:span></text:p>
      <text:p text:style-name="P4"/>
      <text:p text:style-name="P27">1. Are the following sets of FDs equivalent? Explain why. </text:p>
      <text:p text:style-name="P27"><text:tab/>E = {A → C, AC → D, E → AD, EC → DH, DE → CH} </text:p>
      <text:p text:style-name="P27"><text:tab/>F = {A → CD, E → AH}</text:p>
      <text:p text:style-name="P27"><text:span text:style-name="T7">Ans.</text:span><text:span text:style-name="T10">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E covers F :=</text:p>
            <text:p text:style-name="P28"/>
            <text:p text:style-name="P28"><text:span text:style-name="T10">A</text:span><text:span text:style-name="T12">+</text:span><text:span text:style-name="T14"> = {A, C, D} </text:span></text:p>
            <text:p text:style-name="P28"><text:span text:style-name="T14">A</text:span><text:span text:style-name="T16"> → </text:span><text:span text:style-name="T15">A, A</text:span><text:span text:style-name="T16"> → </text:span><text:span text:style-name="T15">C, A</text:span><text:span text:style-name="T16"> → </text:span><text:span text:style-name="T15">D, </text:span><text:span text:style-name="T14">. . . </text:span><text:span text:style-name="T25">A</text:span><text:span text:style-name="T21"> → </text:span><text:span text:style-name="T20">CD</text:span><text:span text:style-name="T15"> . . .</text:span></text:p>
            <text:p text:style-name="P28"/>
            <text:p text:style-name="P28"><text:span text:style-name="T14">E</text:span><text:span text:style-name="T12">+</text:span><text:span text:style-name="T14"> = {E, A, D, C, H} </text:span></text:p>
            <text:p text:style-name="P28"><text:span text:style-name="T14">E</text:span><text:span text:style-name="T16"> → </text:span><text:span text:style-name="T15">E, E</text:span><text:span text:style-name="T16"> → </text:span><text:span text:style-name="T15">A, </text:span><text:span text:style-name="T14">. . . </text:span><text:span text:style-name="T25">E</text:span><text:span text:style-name="T21"> → </text:span><text:span text:style-name="T20">AH</text:span><text:span text:style-name="T15"> . . .</text:span></text:p>
            <text:p text:style-name="P28"/>
          </table:table-cell>
          <table:table-cell table:style-name="Table1.A1" office:value-type="string">
            <text:p text:style-name="P3">F covers E :=</text:p>
            <text:p text:style-name="P28"/>
            <text:p text:style-name="P28"><text:span text:style-name="T10">A</text:span><text:span text:style-name="T12">+</text:span><text:span text:style-name="T14"> = {A, C, D} </text:span></text:p>
            <text:p text:style-name="P28"><text:span text:style-name="T14">A</text:span><text:span text:style-name="T16"> → </text:span><text:span text:style-name="T15">A, </text:span><text:span text:style-name="T20">A</text:span><text:span text:style-name="T21"> → </text:span><text:span text:style-name="T20">C</text:span><text:span text:style-name="T15">, A</text:span><text:span text:style-name="T16"> → </text:span><text:span text:style-name="T15">D, </text:span><text:span text:style-name="T14">. . .</text:span></text:p>
            <text:p text:style-name="P5"/>
            <text:p text:style-name="P28"><text:span text:style-name="T10">AC</text:span><text:span text:style-name="T12">+</text:span><text:span text:style-name="T14"> = {A, C, D} </text:span></text:p>
            <text:p text:style-name="P5"><text:span text:style-name="T3">AC</text:span><text:span text:style-name="T24"> → </text:span><text:span text:style-name="T23">D</text:span><text:span text:style-name="T20">, . . .</text:span></text:p>
            <text:p text:style-name="P5"/>
            <text:p text:style-name="P30"><text:span text:style-name="T15">[A</text:span><text:span text:style-name="T16"> → </text:span><text:span text:style-name="T15">CD ==&gt; AC</text:span><text:span text:style-name="T16"> → </text:span><text:span text:style-name="T15">CD ==&gt; </text:span></text:p>
            <text:p text:style-name="P30"><text:span text:style-name="T15">AC</text:span><text:span text:style-name="T16"> → </text:span><text:span text:style-name="T15">D]</text:span></text:p>
          </table:table-cell>
          <table:table-cell table:style-name="Table1.A1" office:value-type="string">
            <text:p text:style-name="P29"/>
            <text:p text:style-name="P29"/>
            <text:p text:style-name="P29"><text:span text:style-name="T14">E</text:span><text:span text:style-name="T12">+</text:span><text:span text:style-name="T14"> = {E, A, H, C, D} </text:span></text:p>
            <text:p text:style-name="P29"><text:span text:style-name="T14">E</text:span><text:span text:style-name="T16"> → </text:span><text:span text:style-name="T15">E, E</text:span><text:span text:style-name="T16"> → </text:span><text:span text:style-name="T15">A,</text:span><text:span text:style-name="T14"> </text:span><text:span text:style-name="T25">E</text:span><text:span text:style-name="T21"> → </text:span><text:span text:style-name="T20">AD</text:span><text:span text:style-name="T15"> . . .</text:span></text:p>
            <text:p text:style-name="P29"/>
            <text:p text:style-name="P29"><text:span text:style-name="T14">EC</text:span><text:span text:style-name="T12">+</text:span><text:span text:style-name="T14"> = {E, C, A, D, H}</text:span></text:p>
            <text:p text:style-name="P29"><text:span text:style-name="T25">EC</text:span><text:span text:style-name="T21"> → </text:span><text:span text:style-name="T20">DH</text:span><text:span text:style-name="T15">, . . .</text:span><text:span text:style-name="T14"> </text:span></text:p>
            <text:p text:style-name="P29"/>
            <text:p text:style-name="P29"><text:span text:style-name="T14">DE</text:span><text:span text:style-name="T12">+</text:span><text:span text:style-name="T14"> = {D, E, A, C, H} </text:span></text:p>
            <text:p text:style-name="P29"><text:span text:style-name="T25">DE</text:span><text:span text:style-name="T21"> → </text:span><text:span text:style-name="T20">CH</text:span><text:span text:style-name="T15">, . . .</text:span></text:p>
          </table:table-cell>
        </table:table-row>
      </table:table>
      <text:p text:style-name="P40"><text:s/></text:p>
      <text:p text:style-name="P58">Here E covers F and vice-versa. Hence, E and F are quivalent. </text:p>
      <text:p text:style-name="P32"/>
      <text:p text:style-name="P32"/>
      <text:p text:style-name="P32"/>
      <text:p text:style-name="P32"><text:span text:style-name="T25">2. </text:span><text:span text:style-name="T26">Find a 3NF decomposition of a relation R(ABCDEFGHIJ) that satisfies the following FDs: </text:span></text:p>
      <text:p text:style-name="P63">{ AB → C, BD → EF, AD- &gt;GH, A → I, H → J, GD → ABH } </text:p>
      <text:p text:style-name="P63">(follow regular normalization steps and successively normalize to 3NF)</text:p>
      <text:p text:style-name="P30"/>
      <text:p text:style-name="P38">Ans.</text:p>
      <text:p text:style-name="P42"><text:span text:style-name="T41">Let M = { </text:span>AB → C, BD → EF, AD → GH, A → I, H → J, GD → ABH } </text:p>
      <text:p text:style-name="P7"/>
      <text:p text:style-name="P7">As using minimal cover we will be able to find and cross-check our solution. </text:p>
      <text:p text:style-name="P7">We will first find it and then follow regular normalization method.</text:p>
      <text:p text:style-name="P47"/>
      <text:p text:style-name="P48"><text:span text:style-name="T47">Doing steps: </text:span>canonical form<text:span text:style-name="T46"> →</text:span> <text:span text:style-name="T48">redundant LHS part removal (none) → Tranisitive FD removal, we get:</text:span></text:p>
      <text:p text:style-name="P42">AB → C, <text:tab/>BD → E, <text:tab/><text:span text:style-name="T44">AD → H</text:span> <text:span text:style-name="T41">(AD</text:span> → <text:span text:style-name="T41">G, AD</text:span> → <text:span text:style-name="T41">GD, </text:span><text:span text:style-name="T43">GD</text:span><text:span text:style-name="T42"> → </text:span><text:span text:style-name="T43">H</text:span><text:span text:style-name="T41">)</text:span>,<text:tab/><text:tab/>AD → G,<text:tab/>H → J,</text:p>
      <text:p text:style-name="P42">A → I,<text:tab/><text:tab/>BD → <text:span text:style-name="T41">F<text:tab/>,<text:tab/></text:span><text:span text:style-name="T42">GD → H</text:span> <text:span text:style-name="T41">(GD</text:span> → <text:span text:style-name="T41">A, GD</text:span> → <text:span text:style-name="T41">AD, </text:span><text:span text:style-name="T45">AD</text:span><text:span text:style-name="T44"> → </text:span><text:span text:style-name="T45">H</text:span><text:span text:style-name="T41">)</text:span>,<text:tab/><text:tab/>GD → <text:span text:style-name="T41">A</text:span>,<text:tab/>GD → <text:span text:style-name="T41">B</text:span>, </text:p>
      <text:p text:style-name="P47"/>
      <text:p text:style-name="P49">Here, we can either remove <text:span text:style-name="T46">AD → H</text:span> or <text:span text:style-name="T46">GD → H</text:span>. NOT both at the same time. Because, for one's removal we need other. <text:span text:style-name="T47">So, Minimal Cover of M, removing only GD → H,</text:span></text:p>
      <text:p text:style-name="P51"><text:s/></text:p>
      <text:p text:style-name="P43"><text:span text:style-name="T47">G := { <text:tab/></text:span>AB → C, <text:tab/>BD → E, <text:tab/>A<text:span text:style-name="T53">D</text:span> → H,<text:tab/><text:span text:style-name="T47">AD</text:span> → <text:span text:style-name="T47">G</text:span>,<text:tab/>H → J,</text:p>
      <text:p text:style-name="P42"><text:tab/>A → I,<text:tab/><text:tab/>BD → <text:span text:style-name="T41">F<text:tab/>,<text:tab/>GD</text:span> → <text:span text:style-name="T47">A</text:span>,<text:tab/>GD → B, <text:span text:style-name="T47">}</text:span></text:p>
      <text:p text:style-name="P50"/>
      <text:p text:style-name="P50">As 'D' is not present on RHS of any FD. We'll look for <text:span text:style-name="T54">those having 'D' in the LHSs.</text:span></text:p>
      <text:p text:style-name="P50">BD<text:span text:style-name="T11">+</text:span> = {B, D, E, F}<text:tab/><text:span text:style-name="T3">AD</text:span><text:span text:style-name="T11">+</text:span> = {A, D, G, I, B, H, E, F, J, C}<text:tab/><text:span text:style-name="T3">GD</text:span><text:span text:style-name="T11">+</text:span> = {G, D, A, I, B, H, E, F, J, C}</text:p>
      <text:p text:style-name="P50"/>
      <text:p text:style-name="P50">So, candidate keys = {AD, GD}. <text:span text:style-name="T49">Prime attributes = {A, D, G}</text:span></text:p>
      <text:p text:style-name="P47"/>
      <text:p text:style-name="P50"/>
      <text:p text:style-name="P66"><text:span text:style-name="T3">1 NF:</text:span> <text:span text:style-name="T54">As</text:span> we have keys, then we can derive all the attribute of Relation R. And given M (or G), R and the keys, there is no Multi-valued attribute, no Composite attribute and <text:span text:style-name="T49">n</text:span>o <text:span text:style-name="T49">N</text:span>ested Relation.</text:p>
      <text:p text:style-name="P50"/>
      <text:p text:style-name="P50"><text:span text:style-name="T3">2 NF:</text:span> for <text:span text:style-name="T46">R(A, B, C, D, E, F, G, H, I, J) </text:span>with given keys, prime attributes = {A, D, G} <text:span text:style-name="T46"><text:s/></text:span></text:p>
      <text:p text:style-name="P50">A<text:span text:style-name="T11">+</text:span> = {A, I}<text:tab/>D<text:span text:style-name="T11">+</text:span> = {D}<text:tab/>G<text:span text:style-name="T11">+</text:span> = {G}<text:tab/>So, <text:s/><text:span text:style-name="T46">A → I </text:span>is the only violation for 2 NF.</text:p>
      <text:p text:style-name="P53">So, R = {R1, R2}<text:tab/><text:tab/>where <text:span text:style-name="T46">R</text:span>1<text:span text:style-name="T46">(</text:span><text:span text:style-name="T51">A</text:span><text:span text:style-name="T46">, B, C, </text:span><text:span text:style-name="T51">D</text:span><text:span text:style-name="T46">, E, F, G, H, J) <text:tab/></text:span>and <text:span text:style-name="T46">R</text:span>2<text:span text:style-name="T46">(</text:span><text:span text:style-name="T51">A</text:span><text:span text:style-name="T46">, I)</text:span></text:p>
      <text:p text:style-name="P42"/>
      <text:p text:style-name="P53"><text:span text:style-name="T3">3 NF:</text:span> we can look for violating FDs, and the decomposition, with Primary key = {AD}</text:p>
      <text:p text:style-name="P53">A<text:span text:style-name="T47">B → C, <text:tab/>R</text:span>1<text:span text:style-name="T46">(</text:span><text:span text:style-name="T51">A</text:span><text:span text:style-name="T46">, B, </text:span><text:span text:style-name="T51">D</text:span><text:span text:style-name="T46">, E, F, G, H, J) <text:tab/>R</text:span>2<text:span text:style-name="T46">(</text:span><text:span text:style-name="T51">A</text:span><text:span text:style-name="T46">, I)<text:tab/><text:tab/></text:span>R3(<text:span text:style-name="T50">A, B</text:span>, C)</text:p>
      <text:p text:style-name="P53"><text:span text:style-name="T47">BD → E</text:span>F<text:span text:style-name="T47">, <text:tab/>R</text:span>1<text:span text:style-name="T46">(</text:span><text:span text:style-name="T51">A</text:span><text:span text:style-name="T46">, B, </text:span><text:span text:style-name="T51">D</text:span><text:span text:style-name="T46">, G, H, J) <text:tab/></text:span><text:tab/>R4(<text:span text:style-name="T50">B, D</text:span>, E, F)</text:p>
      <text:p text:style-name="P53"><text:span text:style-name="T47">H → J,<text:tab/><text:tab/>R</text:span>1<text:span text:style-name="T46">(</text:span><text:span text:style-name="T51">A</text:span><text:span text:style-name="T46">, B, </text:span><text:span text:style-name="T51">D</text:span><text:span text:style-name="T46">, G, H)<text:tab/><text:tab/></text:span>R5(<text:span text:style-name="T50">H</text:span>, J)</text:p>
      <text:p text:style-name="P53"><text:span text:style-name="T47">GD → A</text:span>B<text:span text:style-name="T54">H,<text:tab/>R</text:span>1<text:span text:style-name="T46">(</text:span><text:span text:style-name="T51">A</text:span><text:span text:style-name="T46">, B, </text:span><text:span text:style-name="T51">D</text:span><text:span text:style-name="T46">, G, H) </text:span>Here AD<text:span text:style-name="T47"> → </text:span>GD <text:span text:style-name="T47">→ </text:span>AB<text:span text:style-name="T54">H</text:span>, GD being a candidate key. Hence, no violation.<text:span text:style-name="T47"> </text:span></text:p>
      <text:p text:style-name="P54"><text:span text:style-name="T47">AD → H</text:span>G<text:tab/><text:span text:style-name="T47">R</text:span>1<text:span text:style-name="T46">(</text:span><text:span text:style-name="T51">A</text:span><text:span text:style-name="T46">, B, </text:span><text:span text:style-name="T51">D</text:span><text:span text:style-name="T46">, G, H)<text:tab/>R</text:span>2<text:span text:style-name="T46">(</text:span><text:span text:style-name="T51">A</text:span><text:span text:style-name="T46">, I)<text:tab/><text:tab/></text:span>R3(<text:span text:style-name="T50">A, B</text:span>, C)<text:tab/>R4(<text:span text:style-name="T50">B, D</text:span>, E, F)<text:tab/>R5(<text:span text:style-name="T50">H</text:span>, J)</text:p>
      <text:p text:style-name="P42"/>
      <text:p text:style-name="P55"><text:span text:style-name="T3">**</text:span><text:span text:style-name="T5">Doubt: </text:span>But, if we follow minimal cover method we get same decomposition, R2 to R5, except </text:p>
      <text:p text:style-name="P55">R1 is where split into <text:span text:style-name="T47">R1(</text:span><text:span text:style-name="T51">A, D</text:span><text:span text:style-name="T46">, G, H) </text:span>and <text:span text:style-name="T47">R</text:span>6<text:span text:style-name="T47">(A, B, </text:span><text:span text:style-name="T51">D, G</text:span><text:span text:style-name="T46">). </text:span></text:p>
      <text:p text:style-name="P42"/>
      <text:p text:style-name="P8"/>
      <text:p text:style-name="P64"/>
      <text:p text:style-name="P64"/>
      <text:p text:style-name="P64"/>
      <text:p text:style-name="P64">3. Find a minimal cover of the following set of dependencies: </text:p>
      <text:p text:style-name="P64">{AB → CDE, C → BD, CD → <text:s/>E, DE → B }</text:p>
      <text:p text:style-name="P30"/>
      <text:p text:style-name="P30"><text:span text:style-name="T25">Ans.</text:span><text:span text:style-name="T14"> </text:span></text:p>
      <text:p text:style-name="P39">i. canonical form</text:p>
      <text:p text:style-name="P30"><text:span text:style-name="T14">AB </text:span><text:span text:style-name="T16">→ </text:span><text:span text:style-name="T15">C,<text:tab/>C</text:span><text:span text:style-name="T16"> → </text:span><text:span text:style-name="T15">B,<text:tab/><text:tab/>CD</text:span><text:span text:style-name="T16"> → </text:span><text:span text:style-name="T15">E,</text:span></text:p>
      <text:p text:style-name="P30"><text:span text:style-name="T15">AB </text:span><text:span text:style-name="T16">→ </text:span><text:span text:style-name="T15">D,<text:tab/>C</text:span><text:span text:style-name="T16"> → </text:span><text:span text:style-name="T15">D,<text:tab/><text:tab/>DE</text:span><text:span text:style-name="T16"> → </text:span><text:span text:style-name="T15">B</text:span></text:p>
      <text:p text:style-name="P30"><text:span text:style-name="T15">AB</text:span><text:span text:style-name="T16"> → </text:span><text:span text:style-name="T15">E,</text:span></text:p>
      <text:p text:style-name="P30"/>
      <text:p text:style-name="P39">ii. redundant LHS part removal</text:p>
      <text:p text:style-name="P30"><text:span text:style-name="T14">AB</text:span><text:span text:style-name="T16"> → </text:span><text:span text:style-name="T15">C,<text:tab/>C</text:span><text:span text:style-name="T16"> → </text:span><text:span text:style-name="T15">B,<text:tab/><text:tab/>CD</text:span><text:span text:style-name="T16"> → </text:span><text:span text:style-name="T15">E (redundant: C</text:span><text:span text:style-name="T16"> → </text:span><text:span text:style-name="T15">D, C</text:span><text:span text:style-name="T16"> → </text:span><text:span text:style-name="T15">CD, hence </text:span><text:span text:style-name="T20">C</text:span><text:span text:style-name="T21"> → </text:span><text:span text:style-name="T20">E</text:span><text:span text:style-name="T15">),</text:span></text:p>
      <text:p text:style-name="P30"><text:span text:style-name="T15">AB</text:span><text:span text:style-name="T16"> → </text:span><text:span text:style-name="T15">D,<text:tab/>C</text:span><text:span text:style-name="T16"> → </text:span><text:span text:style-name="T15">D,<text:tab/><text:tab/>DE</text:span><text:span text:style-name="T16"> → </text:span><text:span text:style-name="T15">B</text:span></text:p>
      <text:p text:style-name="P30"><text:span text:style-name="T15">AB</text:span><text:span text:style-name="T16"> → </text:span><text:span text:style-name="T15">E,</text:span></text:p>
      <text:p text:style-name="P30"/>
      <text:p text:style-name="P39">iii. Transitive FD removal</text:p>
      <text:p text:style-name="P31"><text:span text:style-name="T14">AB</text:span><text:span text:style-name="T16"> → </text:span><text:span text:style-name="T15">C,<text:tab/>C</text:span><text:span text:style-name="T16"> → </text:span><text:span text:style-name="T15">E,<text:tab/><text:tab/>C</text:span><text:span text:style-name="T16"> → </text:span><text:span text:style-name="T15">B </text:span><text:span text:style-name="T17">(C </text:span><text:span text:style-name="T16">→ </text:span><text:span text:style-name="T17">DE, DE </text:span><text:span text:style-name="T16">→ </text:span><text:span text:style-name="T17">B)</text:span><text:span text:style-name="T15">,</text:span></text:p>
      <text:p text:style-name="P31"><text:span text:style-name="T15">C</text:span><text:span text:style-name="T16"> → </text:span><text:span text:style-name="T15">D,<text:tab/><text:tab/>DE</text:span><text:span text:style-name="T16"> → </text:span><text:span text:style-name="T15">B<text:tab/>,<text:tab/>AB</text:span><text:span text:style-name="T16"> → </text:span><text:span text:style-name="T15">D (AB</text:span><text:span text:style-name="T16"> → </text:span><text:span text:style-name="T15">C, C </text:span><text:span text:style-name="T16"><text:s/>→ </text:span><text:span text:style-name="T15">D),</text:span></text:p>
      <text:p text:style-name="P30"><text:span text:style-name="T15"><text:tab/><text:tab/><text:tab/><text:tab/>AB</text:span><text:span text:style-name="T16"> → </text:span><text:span text:style-name="T15">E (AB </text:span><text:span text:style-name="T16"><text:s/>→ </text:span><text:span text:style-name="T15">C, C </text:span><text:span text:style-name="T16"><text:s/>→ </text:span><text:span text:style-name="T15">E)<text:tab/></text:span></text:p>
      <text:p text:style-name="P30"/>
      <text:p text:style-name="P39">Minimal Cover: </text:p>
      <text:p text:style-name="P30"><text:span text:style-name="T14">AB</text:span><text:span text:style-name="T16"> → </text:span><text:span text:style-name="T15">C,<text:tab/>C</text:span><text:span text:style-name="T16"> → </text:span><text:span text:style-name="T15">E,</text:span></text:p>
      <text:p text:style-name="P30"><text:span text:style-name="T15">DE</text:span><text:span text:style-name="T16"> → </text:span><text:span text:style-name="T15">B,<text:tab/>C</text:span><text:span text:style-name="T16"> → </text:span><text:span text:style-name="T15">D<text:tab/></text:span></text:p>
      <text:p text:style-name="P33"/>
      <text:p text:style-name="P65"><text:span text:style-name="T20">4. </text:span><text:span text:style-name="T22">Consider a relation R(ABCDEFGHIJ) satisfying the following FDs:</text:span></text:p>
      <text:p text:style-name="P63">FI → EHJC, H → GB, F → EA, HI → FGD, A → C </text:p>
      <text:p text:style-name="P38"/>
      <text:list xml:id="list1238545979913560113" text:style-name="L1">
        <text:list-item>
          <text:p text:style-name="P69">Find all candidate keys for R. Show all the steps. List prime attributes of R. </text:p>
        </text:list-item>
        <text:list-item>
          <text:p text:style-name="P69">Based on given functional dependencies and candidate keys that you have found, find a 3NF decomposition of R. </text:p>
        </text:list-item>
      </text:list>
      <text:p text:style-name="P63"/>
      <text:p text:style-name="P63">(follow regular normalization steps and successively normalize to 3NF)</text:p>
      <text:p text:style-name="P34"/>
      <text:p text:style-name="P38">Ans.<text:span text:style-name="T8"> </text:span></text:p>
      <text:p text:style-name="P9">(a) Given set M = {<text:span text:style-name="T26">FI → EHJC, H → GB, F → EA, HI → FGD, A → C</text:span>} </text:p>
      <text:p text:style-name="P51">A<text:span text:style-name="T54">nd a</text:span>s '<text:span text:style-name="T54">I</text:span>' is not present on RHS of any FD. We'll look for <text:span text:style-name="T54">those having 'I' in the LHSs.</text:span></text:p>
      <text:p text:style-name="P51"><text:span text:style-name="T4">FI</text:span><text:span text:style-name="T11">+</text:span> = {<text:span text:style-name="T54">F, I, E, H, J, C, G, B, A, D</text:span>}<text:tab/><text:tab/><text:span text:style-name="T4">HI</text:span><text:span text:style-name="T11">+</text:span> = {<text:span text:style-name="T54">H, I, F, G, D, E, J, C, B, A</text:span>}</text:p>
      <text:p text:style-name="P51"/>
      <text:p text:style-name="P51">So, candidate keys = {<text:span text:style-name="T54">FI, HI</text:span>}. <text:span text:style-name="T49">Prime attributes = {F, I, H}</text:span></text:p>
      <text:p text:style-name="P9"/>
      <text:p text:style-name="P16">(b) <text:span text:style-name="T55">Given </text:span><text:span text:style-name="T26">R(A, B, C, D, E, F, G, </text:span><text:span text:style-name="T39">H, I</text:span><text:span text:style-name="T26">, J) </text:span><text:span text:style-name="T27">is already in 1 NF </text:span><text:span text:style-name="T34">(</text:span><text:span text:style-name="T35">no Multi-valued attribute, no Composite attribute and </text:span><text:span text:style-name="T29">n</text:span><text:span text:style-name="T35">o </text:span><text:span text:style-name="T29">N</text:span><text:span text:style-name="T35">ested Relation</text:span><text:span text:style-name="T34">)</text:span><text:span text:style-name="T27">.</text:span></text:p>
      <text:p text:style-name="P10"/>
      <text:p text:style-name="P18"><text:span text:style-name="T37">2 NF:</text:span><text:span text:style-name="T25"> </text:span><text:span text:style-name="T28">Considering closures of prime attributes,</text:span></text:p>
      <text:p text:style-name="P18"><text:span text:style-name="T25">F</text:span><text:span text:style-name="T13">+</text:span><text:span text:style-name="T25"> = {F, E, A, </text:span><text:span text:style-name="T30">C</text:span><text:span text:style-name="T25">}<text:tab/><text:tab/>I</text:span><text:span text:style-name="T13">+</text:span><text:span text:style-name="T25"> = {I}<text:tab/><text:tab/>H</text:span><text:span text:style-name="T13">+</text:span><text:span text:style-name="T25"> = {H, G, B} </text:span></text:p>
      <text:p text:style-name="P18"/>
      <text:p text:style-name="P19">So, <text:span text:style-name="T26">F → E, F → </text:span><text:span text:style-name="T25">A</text:span><text:span text:style-name="T26">, F → </text:span><text:span text:style-name="T30">C</text:span><text:span text:style-name="T26">, </text:span><text:span text:style-name="T25">H</text:span><text:span text:style-name="T26"> → </text:span><text:span text:style-name="T25">G, H</text:span><text:span text:style-name="T26"> → </text:span><text:span text:style-name="T25">B violates the 2 NF condition, being partiall</text:span><text:span text:style-name="T28">y</text:span><text:span text:style-name="T25"> dependent on the </text:span><text:span text:style-name="T28">candidate keys { FI, HI }. So, decomposing R, we get</text:span></text:p>
      <text:p text:style-name="P11"><text:span text:style-name="T26">R</text:span><text:span text:style-name="T28">1</text:span><text:span text:style-name="T26">(D, F, </text:span><text:span text:style-name="T39">H, I</text:span><text:span text:style-name="T26">, J)<text:tab/><text:tab/></text:span><text:span text:style-name="T28">R2(</text:span><text:span text:style-name="T38">F</text:span><text:span text:style-name="T28">, E, A, </text:span><text:span text:style-name="T30">C</text:span><text:span text:style-name="T28">)<text:tab/><text:tab/>R3(</text:span><text:span text:style-name="T38">H</text:span><text:span text:style-name="T28">, G, B)</text:span></text:p>
      <text:p text:style-name="P18"/>
      <text:p text:style-name="P22"><text:span text:style-name="T37">3 NF:</text:span><text:span text:style-name="T25"> </text:span><text:span text:style-name="T29">we can look for violating FDs, and the decomposition, with Primary key = {</text:span><text:span text:style-name="T25">HI</text:span><text:span text:style-name="T29">}</text:span></text:p>
      <text:p text:style-name="P11"><text:span text:style-name="T26">FI → EHJC, <text:tab/>R</text:span><text:span text:style-name="T28">1</text:span><text:span text:style-name="T26">(D, F, </text:span><text:span text:style-name="T39">H, I</text:span><text:span text:style-name="T26">, J)<text:tab/> <text:s/></text:span><text:span text:style-name="T28">R2(</text:span><text:span text:style-name="T38">F</text:span><text:span text:style-name="T28">, E, A, </text:span><text:span text:style-name="T30">C</text:span><text:span text:style-name="T28">)<text:tab/>R3(</text:span><text:span text:style-name="T38">H</text:span><text:span text:style-name="T28">, G, B) <text:tab/>No violation, FI being candidate key.</text:span></text:p>
      <text:p text:style-name="P13"><text:span text:style-name="T28"><text:tab/><text:tab/><text:tab/><text:tab/><text:tab/><text:tab/><text:tab/><text:tab/></text:span><text:span text:style-name="T31">F</text:span><text:span text:style-name="T28">I </text:span><text:span text:style-name="T26">→ </text:span><text:span text:style-name="T31">EC</text:span><text:span text:style-name="T28"> is redundant.</text:span></text:p>
      <text:p text:style-name="P12"><text:span text:style-name="T26">H → GB,<text:tab/>R</text:span><text:span text:style-name="T28">1</text:span><text:span text:style-name="T26">(D, F, </text:span><text:span text:style-name="T39">H, I</text:span><text:span text:style-name="T26">, J)<text:tab/> <text:s/></text:span><text:span text:style-name="T28">R2(</text:span><text:span text:style-name="T38">F</text:span><text:span text:style-name="T28">, E, A, </text:span><text:span text:style-name="T30">C</text:span><text:span text:style-name="T28">)<text:tab/>R3(</text:span><text:span text:style-name="T38">H</text:span><text:span text:style-name="T28">, G, B)</text:span></text:p>
      <text:p text:style-name="P12"><text:span text:style-name="T26">F → EA, <text:tab/>R</text:span><text:span text:style-name="T28">1</text:span><text:span text:style-name="T26">(D, F, </text:span><text:span text:style-name="T39">H, I</text:span><text:span text:style-name="T26">, J)<text:tab/> <text:s/></text:span><text:span text:style-name="T28">R2(</text:span><text:span text:style-name="T38">F</text:span><text:span text:style-name="T28">, E, A, </text:span><text:span text:style-name="T30">C</text:span><text:span text:style-name="T28">)<text:tab/>R3(</text:span><text:span text:style-name="T38">H</text:span><text:span text:style-name="T28">, G, B)</text:span></text:p>
      <text:p text:style-name="P12"><text:span text:style-name="T26">HI → FGD, <text:tab/>R</text:span><text:span text:style-name="T28">1</text:span><text:span text:style-name="T26">(D, F, </text:span><text:span text:style-name="T39">H, I</text:span><text:span text:style-name="T26">, J)<text:tab/> <text:s/></text:span><text:span text:style-name="T28">R2(</text:span><text:span text:style-name="T38">F</text:span><text:span text:style-name="T28">, E, A, </text:span><text:span text:style-name="T30">C</text:span><text:span text:style-name="T28">)<text:tab/>R3(</text:span><text:span text:style-name="T38">H</text:span><text:span text:style-name="T28">, G, B)<text:tab/>HI </text:span><text:span text:style-name="T26">→ </text:span><text:span text:style-name="T28">G is redundant. No violation.</text:span></text:p>
      <text:p text:style-name="P12"><text:span text:style-name="T26">A → C<text:tab/><text:tab/>R</text:span><text:span text:style-name="T28">1</text:span><text:span text:style-name="T26">(D, F, </text:span><text:span text:style-name="T39">H, I</text:span><text:span text:style-name="T26">, J)<text:tab/> <text:s/></text:span><text:span text:style-name="T28">R2(</text:span><text:span text:style-name="T38">F</text:span><text:span text:style-name="T28">, E, A)<text:tab/>R3(</text:span><text:span text:style-name="T38">H</text:span><text:span text:style-name="T28">, G, B)<text:tab/>R4(</text:span><text:span text:style-name="T38">A</text:span><text:span text:style-name="T28">, C)<text:tab/>Creating R4.</text:span></text:p>
      <text:p text:style-name="P18"/>
      <text:p text:style-name="P25"><text:span text:style-name="T37">**Doubt:</text:span><text:span text:style-name="T25"> But, if we follow minimal cover method we get same decomposition, R2 to R</text:span><text:span text:style-name="T28">4</text:span><text:span text:style-name="T25">, except </text:span></text:p>
      <text:p text:style-name="P56"><text:span text:style-name="T28">R1 is where split into </text:span><text:span text:style-name="T47">R1(D, F, </text:span><text:span text:style-name="T51">H, I</text:span><text:span text:style-name="T46">) </text:span><text:span text:style-name="T28">and </text:span><text:span text:style-name="T47">R5(</text:span><text:span text:style-name="T52">F, I</text:span><text:span text:style-name="T56">, H, J). </text:span></text:p>
      <text:p text:style-name="P6"/>
      <text:p text:style-name="P6"/>
      <text:p text:style-name="P62">5. Find a lossless (non-additive), dependency preserving 3NF decomposition of R(EFGHI) using the minimal cover method. R satisfies the following dependencies: </text:p>
      <text:p text:style-name="P62"/>
      <text:p text:style-name="P62">FG → E, HI → E, F → G, FE → H, H → I</text:p>
      <text:p text:style-name="P34"/>
      <text:p text:style-name="P34"><text:span text:style-name="T20">Ans.</text:span><text:span text:style-name="T15"> </text:span></text:p>
      <text:p text:style-name="P6">i. canonical form:</text:p>
      <text:p text:style-name="P44">FG → E,<text:tab/>HI → E, <text:tab/>F → G, <text:tab/><text:tab/>FE → H, <text:tab/>H → I</text:p>
      <text:p text:style-name="P34"/>
      <text:p text:style-name="P44">ii. redundant LHS part removal:</text:p>
      <text:p text:style-name="P34"><text:span text:style-name="T15">H → I, <text:tab/><text:tab/>FG → E (F → G, F → FG, </text:span><text:span text:style-name="T20">F → E</text:span><text:span text:style-name="T15">),<text:tab/></text:span></text:p>
      <text:p text:style-name="P34"><text:span text:style-name="T15">F → G, <text:tab/><text:tab/>HI → E (H → I, H → HI, </text:span><text:span text:style-name="T20">H → E</text:span><text:span text:style-name="T15">),</text:span></text:p>
      <text:p text:style-name="P34"><text:soft-page-break/><text:span text:style-name="T15">FE → H (F → E, F → FE, </text:span><text:span text:style-name="T20">F → H</text:span><text:span text:style-name="T15">)</text:span></text:p>
      <text:p text:style-name="P34"/>
      <text:p text:style-name="P44">iii. Transitive FD removal</text:p>
      <text:p text:style-name="P34"><text:span text:style-name="T15">H → I, <text:tab/><text:tab/>F → E (F → H, H → </text:span><text:span text:style-name="T18">E</text:span><text:span text:style-name="T15">),<text:tab/></text:span></text:p>
      <text:p text:style-name="P44">H → E,<text:tab/><text:tab/>F → G,</text:p>
      <text:p text:style-name="P44"><text:tab/><text:tab/>F → H</text:p>
      <text:p text:style-name="P34"/>
      <text:p text:style-name="P44">Minimal Cover:</text:p>
      <text:p text:style-name="P44">H → I, <text:tab/><text:tab/>F → H,<text:tab/></text:p>
      <text:p text:style-name="P44">H → E,<text:tab/><text:tab/>F → G</text:p>
      <text:p text:style-name="P44"/>
      <text:p text:style-name="P57">So, R is decomposed into R1(<text:span text:style-name="T50">H</text:span>, I, E) and R2(<text:span text:style-name="T50">F</text:span>, H, G)</text:p>
      <text:p text:style-name="P34"/>
      <text:p text:style-name="P34"/>
      <text:p text:style-name="P37"><text:span text:style-name="T20">6. </text:span><text:span text:style-name="T22">Consider a relation R(ABCDEFGHIJ) satisfying the following FDs:</text:span></text:p>
      <text:p text:style-name="P63">DG → CFHB, D → CJ, F → EA, J → B, FG → DEI </text:p>
      <text:p text:style-name="P38"/>
      <text:list xml:id="list231247768260282" text:continue-list="list1238545979913560113" text:style-name="L1">
        <text:list-item text:start-value="1">
          <text:p text:style-name="P69">Find all candidate keys for R. Show all the steps. List prime attributes of R. </text:p>
        </text:list-item>
        <text:list-item>
          <text:p text:style-name="P69">Based on given functional dependencies and candidate keys that you have found, find a 3NF decomposition of R. </text:p>
        </text:list-item>
      </text:list>
      <text:p text:style-name="P63"/>
      <text:p text:style-name="P63">(follow regular normalization steps and successively normalize to 3NF)</text:p>
      <text:p text:style-name="P35"/>
      <text:p text:style-name="P38">Ans.<text:span text:style-name="T8"> </text:span><text:span text:style-name="T9">(a) Given set M = {</text:span><text:span text:style-name="T14">DG → CFHB, D → CJ, F → EA, J → B, FG → DEI</text:span><text:span text:style-name="T9">} </text:span></text:p>
      <text:p text:style-name="P52">A<text:span text:style-name="T54">nd a</text:span>s '<text:span text:style-name="T56">G</text:span>' is not present on RHS of any FD. We'll look for <text:span text:style-name="T54">those having 'G' in the LHSs.</text:span></text:p>
      <text:p text:style-name="P52"><text:span text:style-name="T5">DG</text:span><text:span text:style-name="T11">+</text:span> = {<text:span text:style-name="T56">D, G, C, F, H, B, J, E, A, I</text:span>}<text:tab/><text:tab/><text:span text:style-name="T5">FG</text:span><text:span text:style-name="T11">+</text:span> = {<text:span text:style-name="T56">F, G, D, E, I, A, B, C, H, J</text:span>}</text:p>
      <text:p text:style-name="P52"/>
      <text:p text:style-name="P52">So, candidate keys = {<text:span text:style-name="T57">DG, FG</text:span>}. <text:span text:style-name="T49">Prime attributes = {D, F, G}</text:span></text:p>
      <text:p text:style-name="P13"/>
      <text:p text:style-name="P17">(b) <text:span text:style-name="T55">Given </text:span><text:span text:style-name="T26">R(A, B, C, D, E, </text:span><text:span text:style-name="T39">F, G</text:span><text:span text:style-name="T26">, H, I, J) </text:span><text:span text:style-name="T27">is already in 1 NF </text:span><text:span text:style-name="T36">(</text:span><text:span text:style-name="T35">no Multi-valued attribute, no Composite attribute and </text:span><text:span text:style-name="T29">n</text:span><text:span text:style-name="T35">o </text:span><text:span text:style-name="T29">N</text:span><text:span text:style-name="T35">ested Relation</text:span><text:span text:style-name="T36">)</text:span><text:span text:style-name="T27">.</text:span></text:p>
      <text:p text:style-name="P13"/>
      <text:p text:style-name="P20"><text:span text:style-name="T37">2 NF:</text:span><text:span text:style-name="T25"> </text:span><text:span text:style-name="T28">Considering closures of prime attributes,</text:span></text:p>
      <text:p text:style-name="P20"><text:span text:style-name="T32">D</text:span><text:span text:style-name="T13">+</text:span><text:span text:style-name="T25"> = {</text:span><text:span text:style-name="T32">D, C, J, B</text:span><text:span text:style-name="T25">}<text:tab/><text:tab/></text:span><text:span text:style-name="T32">F</text:span><text:span text:style-name="T13">+</text:span><text:span text:style-name="T25"> = {</text:span><text:span text:style-name="T32">F, E, A</text:span><text:span text:style-name="T25">}<text:tab/><text:tab/></text:span><text:span text:style-name="T32">G</text:span><text:span text:style-name="T13">+</text:span><text:span text:style-name="T25"> = {</text:span><text:span text:style-name="T32">G</text:span><text:span text:style-name="T25">} </text:span></text:p>
      <text:p text:style-name="P20"/>
      <text:p text:style-name="P21">So, <text:span text:style-name="T32">D</text:span><text:span text:style-name="T26"> → </text:span><text:span text:style-name="T30">C</text:span><text:span text:style-name="T32">JB</text:span><text:span text:style-name="T26">, F → E</text:span><text:span text:style-name="T25">A violates the 2 NF condition, being partiall</text:span><text:span text:style-name="T28">y</text:span><text:span text:style-name="T25"> dependent on the </text:span><text:span text:style-name="T28">candidate keys { </text:span><text:span text:style-name="T32">DG, FG</text:span><text:span text:style-name="T28"> }. So, decomposing R, we get</text:span></text:p>
      <text:p text:style-name="P14"><text:span text:style-name="T26">R</text:span><text:span text:style-name="T32">1</text:span><text:span text:style-name="T26">(D, </text:span><text:span text:style-name="T39">F, G</text:span><text:span text:style-name="T26">, H, I)<text:tab/><text:tab/></text:span><text:span text:style-name="T32">R2(</text:span><text:span text:style-name="T40">D</text:span><text:span text:style-name="T32">, C, J, B)<text:tab/>R3(</text:span><text:span text:style-name="T40">F</text:span><text:span text:style-name="T32">, E, A)</text:span></text:p>
      <text:p text:style-name="P59"/>
      <text:p text:style-name="P23"><text:span text:style-name="T37">3 NF:</text:span><text:span text:style-name="T25"> </text:span><text:span text:style-name="T29">we can look for violating FDs, and the decomposition, with Primary key = {</text:span><text:span text:style-name="T32">FG</text:span><text:span text:style-name="T29">}</text:span></text:p>
      <text:p text:style-name="P14"><text:span text:style-name="T26">DG → CFHB, <text:tab/>R</text:span><text:span text:style-name="T32">1</text:span><text:span text:style-name="T26">(D, </text:span><text:span text:style-name="T39">F, G</text:span><text:span text:style-name="T26">, H, I)<text:tab/><text:tab/></text:span><text:span text:style-name="T32">R2(</text:span><text:span text:style-name="T40">D</text:span><text:span text:style-name="T32">, C, J, B)<text:tab/>R3(</text:span><text:span text:style-name="T40">F</text:span><text:span text:style-name="T32">, E, A)<text:tab/>No violation, DG being candidate key.</text:span></text:p>
      <text:p text:style-name="P14"><text:span text:style-name="T32"><text:tab/><text:tab/><text:tab/><text:tab/><text:tab/><text:tab/><text:tab/><text:tab/><text:tab/>DG</text:span><text:span text:style-name="T26"> → </text:span><text:span text:style-name="T32">CB is redundant here.</text:span></text:p>
      <text:p text:style-name="P14"><text:span text:style-name="T26">D → CJ, <text:tab/>R</text:span><text:span text:style-name="T32">1</text:span><text:span text:style-name="T26">(D, </text:span><text:span text:style-name="T39">F, G</text:span><text:span text:style-name="T26">, H, I)<text:tab/><text:tab/></text:span><text:span text:style-name="T32">R2(</text:span><text:span text:style-name="T40">D</text:span><text:span text:style-name="T32">, C, J, B)<text:tab/>R3(</text:span><text:span text:style-name="T40">F</text:span><text:span text:style-name="T32">, E, A)</text:span></text:p>
      <text:p text:style-name="P14"><text:span text:style-name="T26">F → EA, <text:tab/>R</text:span><text:span text:style-name="T32">1</text:span><text:span text:style-name="T26">(D, </text:span><text:span text:style-name="T39">F, G</text:span><text:span text:style-name="T26">, H, I)<text:tab/><text:tab/></text:span><text:span text:style-name="T32">R2(</text:span><text:span text:style-name="T40">D</text:span><text:span text:style-name="T32">, C, J, B)<text:tab/>R3(</text:span><text:span text:style-name="T40">F</text:span><text:span text:style-name="T32">, E, A)</text:span></text:p>
      <text:p text:style-name="P14"><text:span text:style-name="T26">J → B, <text:tab/><text:tab/>R</text:span><text:span text:style-name="T32">1</text:span><text:span text:style-name="T26">(D, </text:span><text:span text:style-name="T39">F, G</text:span><text:span text:style-name="T26">, H, I)<text:tab/><text:tab/></text:span><text:span text:style-name="T32">R2(</text:span><text:span text:style-name="T40">D</text:span><text:span text:style-name="T32">, C, J)<text:tab/>R4(</text:span><text:span text:style-name="T40">J</text:span><text:span text:style-name="T32">, B)<text:tab/><text:tab/>Non-prime (Not C.K.) </text:span><text:span text:style-name="T26">→ </text:span><text:span text:style-name="T32">Non-prime. </text:span></text:p>
      <text:p text:style-name="P14"><text:span text:style-name="T26">FG → DEI<text:tab/>R</text:span><text:span text:style-name="T32">1</text:span><text:span text:style-name="T26">(D, </text:span><text:span text:style-name="T39">F, G</text:span><text:span text:style-name="T26">, H, I)<text:tab/><text:tab/></text:span><text:span text:style-name="T32">R2(</text:span><text:span text:style-name="T40">D</text:span><text:span text:style-name="T32">, C, J)<text:tab/>R3(</text:span><text:span text:style-name="T40">F</text:span><text:span text:style-name="T32">, E, A)<text:tab/>R4(</text:span><text:span text:style-name="T40">J</text:span><text:span text:style-name="T32">, B)<text:tab/><text:tab/>No violation.</text:span></text:p>
      <text:p text:style-name="P15"><text:span text:style-name="T32"><text:tab/><text:tab/><text:tab/><text:tab/><text:tab/><text:tab/><text:tab/><text:tab/><text:tab/>FG </text:span><text:span text:style-name="T26">→ </text:span><text:span text:style-name="T32">E is redundant. </text:span><text:span text:style-name="T33">&amp;</text:span><text:span text:style-name="T32"> </text:span><text:span text:style-name="T33">FG</text:span><text:span text:style-name="T32"> </text:span><text:span text:style-name="T26">→ </text:span><text:span text:style-name="T33">DG </text:span><text:span text:style-name="T26">→ </text:span><text:span text:style-name="T33">H.</text:span></text:p>
      <text:p text:style-name="P24"/>
      <text:p text:style-name="P24"><text:span text:style-name="T37">**Doubt:</text:span><text:span text:style-name="T25"> But, if we follow minimal cover method we get same decomposition, R2 to R</text:span><text:span text:style-name="T28">4</text:span><text:span text:style-name="T25">, except </text:span></text:p>
      <text:p text:style-name="P26"><text:span text:style-name="T28">R1 is where split into R1(D, </text:span><text:span text:style-name="T39">F, G</text:span><text:span text:style-name="T26">, I) and R5(</text:span><text:span text:style-name="T39">D, G</text:span><text:span text:style-name="T26">, F, H). </text:span></text:p>
      <text:p text:style-name="P67">7. Find a lossless, dependency preserving 3NF decomposition of R(CDEFG) using the minimal cover method. R satisfies the following dependencies:</text:p>
      <text:p text:style-name="P60"/>
      <text:p text:style-name="P60">F → G, D → E, DC → F, DE → C, FG → C</text:p>
      <text:p text:style-name="P34"/>
      <text:p text:style-name="P60">Ans.</text:p>
      <text:p text:style-name="P45">i. canonical form</text:p>
      <text:p text:style-name="P45">F → G, <text:tab/><text:tab/>D → E, <text:tab/><text:tab/>DC → F, <text:tab/><text:tab/>DE → C, <text:tab/><text:tab/>FG → C</text:p>
      <text:p text:style-name="P61"/>
      <text:p text:style-name="P45">ii. redundant LHS part removal</text:p>
      <text:p text:style-name="P36"><text:span text:style-name="T15">F → G, <text:tab/><text:tab/>FG → C (F → G, F → FG, </text:span><text:span text:style-name="T20">F → C</text:span><text:span text:style-name="T15">),</text:span></text:p>
      <text:p text:style-name="P36"><text:span text:style-name="T15">D → E, <text:tab/><text:tab/>DE → C (D → E, D → DE, </text:span><text:span text:style-name="T20">D → C</text:span><text:span text:style-name="T15">), <text:tab/><text:tab/></text:span></text:p>
      <text:p text:style-name="P36"><text:span text:style-name="T15"><text:tab/><text:tab/>DC → F (D → C, D → DC, </text:span><text:span text:style-name="T20">D → F</text:span><text:span text:style-name="T15">)</text:span></text:p>
      <text:p text:style-name="P36"/>
      <text:p text:style-name="P45">iii. Transitive FD removal</text:p>
      <text:p text:style-name="P45">F → G, <text:tab/><text:tab/>F → C,</text:p>
      <text:p text:style-name="P45">D → E, <text:tab/><text:tab/>D → C (D → F, F → C), <text:tab/><text:tab/></text:p>
      <text:p text:style-name="P45"><text:tab/><text:tab/>D → F</text:p>
      <text:p text:style-name="P36"/>
      <text:p text:style-name="P41">Minimal Cover:</text:p>
      <text:p text:style-name="P46">F → G, <text:tab/><text:tab/>F → C,</text:p>
      <text:p text:style-name="P37"><text:span text:style-name="T15">D → E, <text:tab/><text:tab/>D → </text:span><text:span text:style-name="T19">F</text:span></text:p>
      <text:p text:style-name="P46"/>
      <text:p text:style-name="P71">So, R is decomposed in R1(<text:span text:style-name="T50">F</text:span>, G, C) and R2(<text:span text:style-name="T50">D</text:span>, E, F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ler Light1" svg:font-family="'Aller Light'" style:font-pitch="variable"/>
    <style:font-face style:name="Aller Light" svg:font-family="'Aller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ller Light" fo:font-size="10pt" style:font-size-asian="10pt" style:font-size-complex="10pt"/>
    </style:style>
    <style:style style:name="MT2" style:family="text">
      <style:text-properties style:font-name="Aller Light" fo:font-size="10pt" officeooo:rsid="002aeb5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26cm" fo:margin-left="0cm" fo:margin-right="0cm" fo:margin-bottom="0.826cm" style:dynamic-spacing="true"/>
      </style:header-style>
      <style:footer-style>
        <style:header-footer-properties fo:min-height="0.926cm" fo:margin-left="0cm" fo:margin-right="0cm" fo:margin-top="0.826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6360.002 Database Design<text:tab/><text:tab/>Nalawade, Rahul – </text:span><text:a xlink:type="simple" xlink:href="mailto:rsn170330@utdallas.edu"><text:span text:style-name="Internet_20_link"><text:span text:style-name="MT1">rsn170330@utdallas.edu</text:span></text:span></text:a></text:p>
      </style:header>
      <style:footer>
        <text:p text:style-name="Footer"><text:span text:style-name="MT1">Assignment 0</text:span><text:span text:style-name="MT2">4</text:span><text:span text:style-name="MT1"><text:tab/><text:tab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8:22:34</meta:creation-date>
    <dc:language>en-IN</dc:language>
    <meta:editing-cycles>27</meta:editing-cycles>
    <meta:editing-duration>PT13H56M16S</meta:editing-duration>
    <meta:generator>LibreOffice/4.2.8.2$Linux_X86_64 LibreOffice_project/420m0$Build-2</meta:generator>
    <dc:date>2017-10-20T23:12:45.552537481</dc:date>
    <meta:document-statistic meta:table-count="1" meta:image-count="0" meta:object-count="0" meta:page-count="5" meta:paragraph-count="158" meta:word-count="1931" meta:character-count="7870" meta:non-whitespace-character-count="5899"/>
  </office:meta>
</office:document-meta>
</file>